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officeooo:rsid="00122419" officeooo:paragraph-rsid="00122419" style:font-size-asian="10.5pt" style:font-size-complex="12pt"/>
    </style:style>
    <style:style style:name="P2" style:family="paragraph" style:parent-style-name="Standard">
      <style:text-properties fo:font-size="18pt" officeooo:rsid="00122419" officeooo:paragraph-rsid="00122419" style:font-size-asian="18pt" style:font-size-complex="18pt"/>
    </style:style>
    <style:style style:name="P3" style:family="paragraph" style:parent-style-name="Standard">
      <style:text-properties fo:font-size="14pt" fo:font-weight="normal" officeooo:rsid="00122419" officeooo:paragraph-rsid="003abc07" style:font-size-asian="14pt" style:font-weight-asian="normal" style:font-size-complex="14pt" style:font-weight-complex="normal"/>
    </style:style>
    <style:style style:name="P4" style:family="paragraph" style:parent-style-name="Standard">
      <style:text-properties fo:font-size="14pt" fo:font-weight="normal" officeooo:rsid="00432871" officeooo:paragraph-rsid="00432871" style:font-size-asian="14pt" style:font-weight-asian="normal" style:font-size-complex="14pt" style:font-weight-complex="normal"/>
    </style:style>
    <style:style style:name="P5" style:family="paragraph" style:parent-style-name="Standard">
      <style:text-properties fo:font-size="14pt" fo:font-weight="normal" officeooo:rsid="00432871" officeooo:paragraph-rsid="0044a4c0" style:font-size-asian="14pt" style:font-weight-asian="normal" style:font-size-complex="14pt" style:font-weight-complex="normal"/>
    </style:style>
    <style:style style:name="P6" style:family="paragraph" style:parent-style-name="Standard">
      <style:text-properties fo:font-size="14pt" fo:font-weight="normal" officeooo:rsid="00432871" officeooo:paragraph-rsid="0046ada6" style:font-size-asian="14pt" style:font-weight-asian="normal" style:font-size-complex="14pt" style:font-weight-complex="normal"/>
    </style:style>
    <style:style style:name="P7" style:family="paragraph" style:parent-style-name="Standard">
      <style:text-properties fo:font-size="14pt" fo:font-weight="normal" officeooo:rsid="00432871" officeooo:paragraph-rsid="00487771" style:font-size-asian="14pt" style:font-weight-asian="normal" style:font-size-complex="14pt" style:font-weight-complex="normal"/>
    </style:style>
    <style:style style:name="P8" style:family="paragraph" style:parent-style-name="Standard">
      <style:text-properties fo:font-size="14pt" fo:font-weight="normal" officeooo:rsid="00432871" officeooo:paragraph-rsid="004ff319" style:font-size-asian="14pt" style:font-weight-asian="normal" style:font-size-complex="14pt" style:font-weight-complex="normal"/>
    </style:style>
    <style:style style:name="P9" style:family="paragraph" style:parent-style-name="Standard">
      <style:text-properties fo:font-size="14pt" fo:font-weight="normal" officeooo:rsid="0044a4c0" officeooo:paragraph-rsid="0044a4c0" style:font-size-asian="14pt" style:font-weight-asian="normal" style:font-size-complex="14pt" style:font-weight-complex="normal"/>
    </style:style>
    <style:style style:name="P10" style:family="paragraph" style:parent-style-name="Standard">
      <style:text-properties fo:font-size="14pt" fo:font-weight="normal" officeooo:rsid="004bc9f5" officeooo:paragraph-rsid="00487771" style:font-size-asian="14pt" style:font-weight-asian="normal" style:font-size-complex="14pt" style:font-weight-complex="normal"/>
    </style:style>
    <style:style style:name="P11" style:family="paragraph" style:parent-style-name="Standard">
      <style:text-properties fo:font-size="14pt" fo:font-weight="normal" officeooo:rsid="004bc9f5" officeooo:paragraph-rsid="004bc9f5" style:font-size-asian="14pt" style:font-weight-asian="normal" style:font-size-complex="14pt" style:font-weight-complex="normal"/>
    </style:style>
    <style:style style:name="P12" style:family="paragraph" style:parent-style-name="Standard">
      <style:text-properties fo:font-size="14pt" fo:font-weight="normal" officeooo:rsid="004c1c49" officeooo:paragraph-rsid="004c1c49" style:font-size-asian="14pt" style:font-weight-asian="normal" style:font-size-complex="14pt" style:font-weight-complex="normal"/>
    </style:style>
    <style:style style:name="P13" style:family="paragraph" style:parent-style-name="Standard">
      <style:text-properties fo:font-size="14pt" fo:font-weight="normal" officeooo:rsid="004cdba5" officeooo:paragraph-rsid="004cdba5" style:font-size-asian="14pt" style:font-weight-asian="normal" style:font-size-complex="14pt" style:font-weight-complex="normal"/>
    </style:style>
    <style:style style:name="P14" style:family="paragraph" style:parent-style-name="Standard">
      <style:text-properties fo:font-size="14pt" fo:font-weight="normal" officeooo:rsid="0052d937" officeooo:paragraph-rsid="0052d937" style:font-size-asian="14pt" style:font-weight-asian="normal" style:font-size-complex="14pt" style:font-weight-complex="normal"/>
    </style:style>
    <style:style style:name="P15" style:family="paragraph" style:parent-style-name="Standard">
      <style:text-properties fo:font-size="14pt" fo:font-weight="normal" officeooo:rsid="0053d63b" officeooo:paragraph-rsid="0053d63b" style:font-size-asian="14pt" style:font-weight-asian="normal" style:font-size-complex="14pt" style:font-weight-complex="normal"/>
    </style:style>
    <style:style style:name="P16" style:family="paragraph" style:parent-style-name="Standard">
      <style:text-properties fo:font-size="14pt" fo:font-weight="normal" officeooo:rsid="005bf245" officeooo:paragraph-rsid="005bf245" style:font-size-asian="14pt" style:font-weight-asian="normal" style:font-size-complex="14pt" style:font-weight-complex="normal"/>
    </style:style>
    <style:style style:name="P17" style:family="paragraph" style:parent-style-name="Standard">
      <style:text-properties fo:font-size="14pt" fo:font-weight="normal" officeooo:rsid="005bf245" officeooo:paragraph-rsid="005d2f57" style:font-size-asian="14pt" style:font-weight-asian="normal" style:font-size-complex="14pt" style:font-weight-complex="normal"/>
    </style:style>
    <style:style style:name="P18" style:family="paragraph" style:parent-style-name="Standard">
      <style:text-properties fo:font-size="14pt" fo:font-weight="normal" officeooo:rsid="005bf245" officeooo:paragraph-rsid="005d84d3" style:font-size-asian="14pt" style:font-weight-asian="normal" style:font-size-complex="14pt" style:font-weight-complex="normal"/>
    </style:style>
    <style:style style:name="P19" style:family="paragraph" style:parent-style-name="Standard">
      <style:text-properties fo:font-size="14pt" fo:font-weight="normal" officeooo:rsid="005bf245" officeooo:paragraph-rsid="005fb5f0" style:font-size-asian="14pt" style:font-weight-asian="normal" style:font-size-complex="14pt" style:font-weight-complex="normal"/>
    </style:style>
    <style:style style:name="P20" style:family="paragraph" style:parent-style-name="Standard">
      <style:text-properties fo:font-size="14pt" fo:font-weight="normal" officeooo:rsid="005bf245" officeooo:paragraph-rsid="0060e89f" style:font-size-asian="14pt" style:font-weight-asian="normal" style:font-size-complex="14pt" style:font-weight-complex="normal"/>
    </style:style>
    <style:style style:name="P21" style:family="paragraph" style:parent-style-name="Standard">
      <style:text-properties fo:font-size="14pt" fo:font-weight="normal" officeooo:rsid="005bf245" officeooo:paragraph-rsid="00614537" style:font-size-asian="14pt" style:font-weight-asian="normal" style:font-size-complex="14pt" style:font-weight-complex="normal"/>
    </style:style>
    <style:style style:name="P22" style:family="paragraph" style:parent-style-name="Standard">
      <style:text-properties fo:font-size="14pt" fo:font-weight="normal" officeooo:rsid="005bf245" officeooo:paragraph-rsid="00639bcb" style:font-size-asian="14pt" style:font-weight-asian="normal" style:font-size-complex="14pt" style:font-weight-complex="normal"/>
    </style:style>
    <style:style style:name="P23" style:family="paragraph" style:parent-style-name="Standard">
      <style:text-properties fo:font-size="14pt" fo:font-weight="normal" officeooo:rsid="003d0688" officeooo:paragraph-rsid="003d0688" style:font-size-asian="14pt" style:font-weight-asian="normal" style:font-size-complex="14pt" style:font-weight-complex="normal"/>
    </style:style>
    <style:style style:name="P24" style:family="paragraph" style:parent-style-name="Standard">
      <style:text-properties fo:font-size="14pt" fo:font-weight="normal" officeooo:rsid="005d2f57" officeooo:paragraph-rsid="005d2f57" style:font-size-asian="14pt" style:font-weight-asian="normal" style:font-size-complex="14pt" style:font-weight-complex="normal"/>
    </style:style>
    <style:style style:name="P25" style:family="paragraph" style:parent-style-name="Standard">
      <style:text-properties fo:font-size="14pt" fo:font-weight="normal" officeooo:rsid="0061e63c" officeooo:paragraph-rsid="0061e63c" style:font-size-asian="14pt" style:font-weight-asian="normal" style:font-size-complex="14pt" style:font-weight-complex="normal"/>
    </style:style>
    <style:style style:name="P26" style:family="paragraph" style:parent-style-name="Standard">
      <style:text-properties fo:font-size="14pt" fo:font-weight="normal" officeooo:rsid="006805f5" officeooo:paragraph-rsid="006805f5" style:font-size-asian="14pt" style:font-weight-asian="normal" style:font-size-complex="14pt" style:font-weight-complex="normal"/>
    </style:style>
    <style:style style:name="P27" style:family="paragraph" style:parent-style-name="Standard">
      <style:text-properties fo:font-size="14pt" fo:font-weight="normal" officeooo:rsid="00693801" officeooo:paragraph-rsid="00693801" style:font-size-asian="14pt" style:font-weight-asian="normal" style:font-size-complex="14pt" style:font-weight-complex="normal"/>
    </style:style>
    <style:style style:name="P28" style:family="paragraph" style:parent-style-name="Standard">
      <style:text-properties fo:font-size="14pt" fo:font-weight="normal" officeooo:rsid="00693801" officeooo:paragraph-rsid="00655833" style:font-size-asian="14pt" style:font-weight-asian="normal" style:font-size-complex="14pt" style:font-weight-complex="normal"/>
    </style:style>
    <style:style style:name="P29" style:family="paragraph" style:parent-style-name="Standard">
      <style:text-properties fo:font-size="14pt" fo:font-weight="bold" officeooo:rsid="00432871" officeooo:paragraph-rsid="00432871" style:font-size-asian="14pt" style:font-weight-asian="bold" style:font-size-complex="14pt" style:font-weight-complex="bold"/>
    </style:style>
    <style:style style:name="P30" style:family="paragraph" style:parent-style-name="Standard">
      <style:text-properties fo:font-size="14pt" fo:font-weight="bold" officeooo:rsid="00432871" officeooo:paragraph-rsid="004c1c49" style:font-size-asian="14pt" style:font-weight-asian="bold" style:font-size-complex="14pt" style:font-weight-complex="bold"/>
    </style:style>
    <style:style style:name="P31" style:family="paragraph" style:parent-style-name="Standard">
      <style:text-properties fo:font-size="14pt" fo:font-weight="bold" officeooo:rsid="004c1c49" officeooo:paragraph-rsid="004c1c49" style:font-size-asian="14pt" style:font-weight-asian="bold" style:font-size-complex="14pt" style:font-weight-complex="bold"/>
    </style:style>
    <style:style style:name="P32" style:family="paragraph" style:parent-style-name="Standard">
      <style:text-properties fo:font-size="14pt" fo:font-weight="bold" officeooo:rsid="004cdba5" officeooo:paragraph-rsid="004cdba5" style:font-size-asian="14pt" style:font-weight-asian="bold" style:font-size-complex="14pt" style:font-weight-complex="bold"/>
    </style:style>
    <style:style style:name="P33" style:family="paragraph" style:parent-style-name="Standard">
      <style:text-properties fo:font-size="14pt" fo:font-weight="bold" officeooo:rsid="005bf245" officeooo:paragraph-rsid="005bf245" style:font-size-asian="14pt" style:font-weight-asian="bold" style:font-size-complex="14pt" style:font-weight-complex="bold"/>
    </style:style>
    <style:style style:name="P34" style:family="paragraph" style:parent-style-name="Standard">
      <style:text-properties fo:font-size="14pt" fo:font-weight="bold" officeooo:rsid="0061e63c" officeooo:paragraph-rsid="0061e63c" style:font-size-asian="14pt" style:font-weight-asian="bold" style:font-size-complex="14pt" style:font-weight-complex="bold"/>
    </style:style>
    <style:style style:name="P35" style:family="paragraph" style:parent-style-name="Standard">
      <style:text-properties fo:font-size="14pt" fo:font-weight="bold" officeooo:rsid="00639bcb" officeooo:paragraph-rsid="00639bcb" style:font-size-asian="14pt" style:font-weight-asian="bold" style:font-size-complex="14pt" style:font-weight-complex="bold"/>
    </style:style>
    <style:style style:name="P36" style:family="paragraph" style:parent-style-name="Standard">
      <style:text-properties fo:font-size="14pt" fo:font-weight="bold" officeooo:rsid="00639bcb" officeooo:paragraph-rsid="006432e8" style:font-size-asian="14pt" style:font-weight-asian="bold" style:font-size-complex="14pt" style:font-weight-complex="bold"/>
    </style:style>
    <style:style style:name="P37" style:family="paragraph" style:parent-style-name="Standard">
      <style:text-properties fo:font-size="14pt" fo:font-weight="bold" officeooo:rsid="00655833" officeooo:paragraph-rsid="00655833" style:font-size-asian="14pt" style:font-weight-asian="bold" style:font-size-complex="14pt" style:font-weight-complex="bold"/>
    </style:style>
    <style:style style:name="P38" style:family="paragraph" style:parent-style-name="Standard">
      <style:text-properties fo:font-size="14pt" fo:font-weight="bold" officeooo:rsid="00693801" officeooo:paragraph-rsid="00693801" style:font-size-asian="14pt" style:font-weight-asian="bold" style:font-size-complex="14pt" style:font-weight-complex="bold"/>
    </style:style>
    <style:style style:name="P39" style:family="paragraph" style:parent-style-name="Standard">
      <style:text-properties fo:font-size="14pt" officeooo:rsid="0034e1b2" officeooo:paragraph-rsid="003abc07" style:font-size-asian="14pt" style:font-size-complex="14pt"/>
    </style:style>
    <style:style style:name="P40" style:family="paragraph" style:parent-style-name="Standard">
      <style:text-properties style:font-name="Liberation Serif" fo:font-size="14pt" fo:font-style="normal" fo:font-weight="normal" officeooo:rsid="004bc9f5" officeooo:paragraph-rsid="004bc9f5" style:font-size-asian="14pt" style:font-style-asian="normal" style:font-weight-asian="normal" style:font-size-complex="14pt" style:font-style-complex="normal" style:font-weight-complex="normal"/>
    </style:style>
    <style:style style:name="P41" style:family="paragraph" style:parent-style-name="Standard">
      <style:text-properties style:font-name="Monospace1" fo:font-size="14pt" fo:font-style="normal" fo:font-weight="normal" officeooo:rsid="0044a4c0" officeooo:paragraph-rsid="0044a4c0" style:font-size-asian="14pt" style:font-style-asian="normal" style:font-weight-asian="normal" style:font-size-complex="14pt" style:font-style-complex="normal" style:font-weight-complex="normal"/>
    </style:style>
    <style:style style:name="P42" style:family="paragraph" style:parent-style-name="Standard">
      <style:text-properties style:font-name="Monospace1" fo:font-size="14pt" fo:font-style="normal" fo:font-weight="normal" officeooo:rsid="0044a4c0" officeooo:paragraph-rsid="004bc9f5" style:font-size-asian="14pt" style:font-style-asian="normal" style:font-weight-asian="normal" style:font-size-complex="14pt" style:font-style-complex="normal" style:font-weight-complex="normal"/>
    </style:style>
    <style:style style:name="P43" style:family="paragraph" style:parent-style-name="Standard">
      <style:text-properties style:font-name="Monospace" fo:font-size="10pt" officeooo:paragraph-rsid="003abc07" style:font-size-asian="10pt"/>
    </style:style>
    <style:style style:name="P44" style:family="paragraph" style:parent-style-name="Standard">
      <style:paragraph-properties fo:margin-left="0cm" fo:margin-right="0cm" fo:text-align="start"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Monospace1" fo:font-size="14pt" fo:font-style="normal" style:font-size-asian="14pt" style:font-style-asian="normal" style:font-size-complex="14pt" style:font-style-complex="normal"/>
    </style:style>
    <style:style style:name="P4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officeooo:rsid="0042df80"/>
    </style:style>
    <style:style style:name="T2" style:family="text">
      <style:text-properties officeooo:rsid="00435a95"/>
    </style:style>
    <style:style style:name="T3" style:family="text">
      <style:text-properties officeooo:rsid="0044a4c0"/>
    </style:style>
    <style:style style:name="T4" style:family="text">
      <style:text-properties fo:color="#c9802b"/>
    </style:style>
    <style:style style:name="T5" style:family="text">
      <style:text-properties fo:color="#c9802b" officeooo:rsid="0046ada6"/>
    </style:style>
    <style:style style:name="T6" style:family="text">
      <style:text-properties fo:color="#ff0000" style:font-name="Monospace" fo:font-size="10pt" style:font-size-asian="10pt"/>
    </style:style>
    <style:style style:name="T7" style:family="text">
      <style:text-properties fo:color="#ff0000" style:font-name="Monospace" fo:font-size="10pt" officeooo:rsid="0046ada6" style:font-size-asian="10pt"/>
    </style:style>
    <style:style style:name="T8" style:family="text">
      <style:text-properties fo:color="#ff0000" style:font-name="Monospace" fo:font-size="10pt" officeooo:rsid="00487771" style:font-size-asian="10pt"/>
    </style:style>
    <style:style style:name="T9" style:family="text">
      <style:text-properties officeooo:rsid="00487771"/>
    </style:style>
    <style:style style:name="T10" style:family="text">
      <style:text-properties officeooo:rsid="004c1c49"/>
    </style:style>
    <style:style style:name="T11" style:family="text">
      <style:text-properties officeooo:rsid="004cdba5"/>
    </style:style>
    <style:style style:name="T12" style:family="text">
      <style:text-properties officeooo:rsid="004ff319"/>
    </style:style>
    <style:style style:name="T13" style:family="text">
      <style:text-properties fo:color="#7f0055" style:font-name="Monospace" fo:font-size="10pt" fo:font-weight="bold" style:font-size-asian="10pt" style:font-weight-asian="bold"/>
    </style:style>
    <style:style style:name="T14" style:family="text">
      <style:text-properties fo:color="#7f0055" style:font-name="Monospace" fo:font-size="10pt" fo:font-weight="bold" style:font-size-asian="10pt" style:font-weight-asian="bold" fo:background-color="#e8f2fe"/>
    </style:style>
    <style:style style:name="T15" style:family="text">
      <style:text-properties fo:color="#000000" style:font-name="Monospace" fo:font-size="10pt" style:font-size-asian="10pt"/>
    </style:style>
    <style:style style:name="T16" style:family="text">
      <style:text-properties fo:color="#000000" style:font-name="Monospace" fo:font-size="10pt" style:font-size-asian="10pt" fo:background-color="#e8f2fe"/>
    </style:style>
    <style:style style:name="T17" style:family="text">
      <style:text-properties fo:color="#005032" style:font-name="Monospace" fo:font-size="10pt" style:font-size-asian="10pt"/>
    </style:style>
    <style:style style:name="T18" style:family="text">
      <style:text-properties fo:color="#005032" style:font-name="Monospace" fo:font-size="10pt" style:font-size-asian="10pt" fo:background-color="#e8f2fe"/>
    </style:style>
    <style:style style:name="T19" style:family="text">
      <style:text-properties fo:color="#0000c0" style:font-name="Monospace" fo:font-size="10pt" style:font-size-asian="10pt"/>
    </style:style>
    <style:style style:name="T20" style:family="text">
      <style:text-properties officeooo:rsid="0052fb8c"/>
    </style:style>
    <style:style style:name="T21" style:family="text">
      <style:text-properties officeooo:rsid="0053d63b"/>
    </style:style>
    <style:style style:name="T22" style:family="text">
      <style:text-properties officeooo:rsid="0055b04f"/>
    </style:style>
    <style:style style:name="T23" style:family="text">
      <style:text-properties fo:color="#3f7f5f" style:font-name="Monospace" fo:font-size="10pt" style:font-size-asian="10pt"/>
    </style:style>
    <style:style style:name="T24" style:family="text">
      <style:text-properties fo:color="#3f7f5f" style:font-name="Monospace" fo:font-size="10pt" style:text-underline-style="solid" style:text-underline-width="auto" style:text-underline-color="font-color" style:font-size-asian="10pt"/>
    </style:style>
    <style:style style:name="T25" style:family="text">
      <style:text-properties officeooo:rsid="005d2f57"/>
    </style:style>
    <style:style style:name="T26" style:family="text">
      <style:text-properties officeooo:rsid="005d84d3"/>
    </style:style>
    <style:style style:name="T27" style:family="text">
      <style:text-properties officeooo:rsid="005fb5f0"/>
    </style:style>
    <style:style style:name="T28" style:family="text">
      <style:text-properties officeooo:rsid="0060e89f"/>
    </style:style>
    <style:style style:name="T29" style:family="text">
      <style:text-properties fo:font-style="normal" style:font-style-asian="normal" style:font-style-complex="normal"/>
    </style:style>
    <style:style style:name="T30" style:family="text">
      <style:text-properties fo:font-style="normal" officeooo:rsid="0060e89f" style:font-style-asian="normal" style:font-style-complex="normal"/>
    </style:style>
    <style:style style:name="T31" style:family="text">
      <style:text-properties fo:font-style="normal" officeooo:rsid="00614537" style:font-style-asian="normal" style:font-style-complex="normal"/>
    </style:style>
    <style:style style:name="T32" style:family="text">
      <style:text-properties fo:font-style="normal" officeooo:rsid="00620792" style:font-style-asian="normal" style:font-style-complex="normal"/>
    </style:style>
    <style:style style:name="T33" style:family="text">
      <style:text-properties fo:font-style="normal" officeooo:rsid="00639bcb" style:font-style-asian="normal" style:font-style-complex="normal"/>
    </style:style>
    <style:style style:name="T34" style:family="text">
      <style:text-properties fo:font-style="normal" officeooo:rsid="006432e8" style:font-style-asian="normal" style:font-style-complex="normal"/>
    </style:style>
    <style:style style:name="T35" style:family="text">
      <style:text-properties fo:font-style="normal" officeooo:rsid="00693801"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6432e8" style:font-style-asian="normal" style:font-weight-asian="normal" style:font-style-complex="normal" style:font-weight-complex="normal"/>
    </style:style>
    <style:style style:name="T38" style:family="text">
      <style:text-properties officeooo:rsid="00614537"/>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ort Week <text:span text:style-name="T1">6</text:span></text:p>
      <text:p text:style-name="P1"/>
      <text:p text:style-name="P29"><text:span text:style-name="T9">Achievements</text:span>:</text:p>
      <text:p text:style-name="P4"/>
      <text:p text:style-name="P9">Right now, 16 vertices on each chip form a ring structure with edges, which looks as follows:</text:p>
      <text:p text:style-name="P9"/>
      <text:p text:style-name="P41"><text:span text:style-name="T4"><text:s text:c="3"/>------------------------------------</text:span></text:p>
      <text:p text:style-name="P45"><text:span text:style-name="T4"><text:s text:c="3"/>| <text:s text:c="33"/>|</text:span></text:p>
      <text:p text:style-name="P45"><text:span text:style-name="T4"><text:s text:c="3"/>| <text:s text:c="2"/>[0</text:span><text:span text:style-name="T5">2</text:span><text:span text:style-name="T4">]--[0</text:span><text:span text:style-name="T5">3</text:span><text:span text:style-name="T4">]--[0</text:span><text:span text:style-name="T5">4</text:span><text:span text:style-name="T4">]--[0</text:span><text:span text:style-name="T5">5</text:span><text:span text:style-name="T4">]--[0</text:span><text:span text:style-name="T5">6</text:span><text:span text:style-name="T4">] <text:s text:c="2"/>|</text:span></text:p>
      <text:p text:style-name="P45"><text:span text:style-name="T4"><text:s text:c="3"/>| <text:s text:c="3"/>| <text:s text:c="23"/>| <text:s text:c="3"/>|</text:span></text:p>
      <text:p text:style-name="P45"><text:span text:style-name="T4"><text:s text:c="3"/>| <text:s text:c="2"/>[1</text:span><text:span text:style-name="T5">7</text:span><text:span text:style-name="T4">] <text:s text:c="19"/>[0</text:span><text:span text:style-name="T5">7</text:span><text:span text:style-name="T4">] <text:s text:c="2"/>|</text:span></text:p>
      <text:p text:style-name="P45"><text:span text:style-name="T4"><text:s text:c="3"/>| <text:s text:c="3"/>| <text:s text:c="23"/>| <text:s text:c="3"/>|</text:span></text:p>
      <text:p text:style-name="P45"><text:span text:style-name="T4"><text:s text:c="3"/>| <text:s text:c="2"/>[1</text:span><text:span text:style-name="T5">6</text:span><text:span text:style-name="T4">] <text:s text:c="19"/>[0</text:span><text:span text:style-name="T5">8</text:span><text:span text:style-name="T4">] <text:s text:c="2"/>|</text:span></text:p>
      <text:p text:style-name="P45"><text:span text:style-name="T4"><text:s text:c="3"/>| <text:s text:c="3"/>| <text:s text:c="23"/>| <text:s text:c="3"/>|</text:span></text:p>
      <text:p text:style-name="P45"><text:span text:style-name="T4"><text:s text:c="3"/>| <text:s text:c="2"/>[1</text:span><text:span text:style-name="T5">5</text:span><text:span text:style-name="T4">] <text:s text:c="19"/>[0</text:span><text:span text:style-name="T5">9</text:span><text:span text:style-name="T4">] <text:s text:c="2"/>|</text:span></text:p>
      <text:p text:style-name="P45"><text:span text:style-name="T4"><text:s text:c="3"/>| <text:s text:c="3"/>| <text:s text:c="23"/>| <text:s text:c="3"/>|</text:span></text:p>
      <text:p text:style-name="P45"><text:span text:style-name="T4"><text:s text:c="3"/>| <text:s text:c="2"/>[1</text:span><text:span text:style-name="T5">4</text:span><text:span text:style-name="T4">]--[1</text:span><text:span text:style-name="T5">3</text:span><text:span text:style-name="T4">]--[1</text:span><text:span text:style-name="T5">2</text:span><text:span text:style-name="T4">]--[</text:span><text:span text:style-name="T5">11</text:span><text:span text:style-name="T4">]--[</text:span><text:span text:style-name="T5">10</text:span><text:span text:style-name="T4">] <text:s text:c="2"/>|</text:span></text:p>
      <text:p text:style-name="P45"><text:span text:style-name="T4"><text:s text:c="3"/>| <text:s text:c="33"/>|</text:span></text:p>
      <text:p text:style-name="P41"><text:span text:style-name="T4"><text:s text:c="3"/>------------------------------------</text:span></text:p>
      <text:p text:style-name="P41"><text:span text:style-name="T4"/></text:p>
      <text:p text:style-name="P40">After wiring up the edges, I implemented a simple function that counts the total number of data entries (the number of rows to be more precise) in all cores. Core 02 starts the entire process by sending a MCPL packet containing its number of data entries to core 03. Core 03 increments the received message by its number of data entries and sends it to core 04. The process repeats until core 02 is reached, which will write the content of the MCPL packet back to SDRAM:</text:p>
      <text:p text:style-name="P42"><text:span text:style-name="T4"/></text:p>
      <text:p text:style-name="P41"><text:span text:style-name="T6">2017-11-02 16:49:38 INFO: Time 0:00:00.369579 taken by RouterProvenanceGatherer</text:span></text:p>
      <text:p text:style-name="P44"><text:span text:style-name="T6">Getting profile data</text:span></text:p>
      <text:p text:style-name="P44"><text:span text:style-name="T6">|0% <text:s text:c="25"/>50% <text:s text:c="24"/>100%|</text:span></text:p>
      <text:p text:style-name="P44"><text:span text:style-name="T6"><text:s/>============================================================</text:span></text:p>
      <text:p text:style-name="P44"><text:span text:style-name="T6">2017-11-02 16:49:38 INFO: Time 0:00:00.008371 taken by ProfileDataGatherer</text:span></text:p>
      <text:p text:style-name="P41"><text:span text:style-name="T6">2017-11-02 16:49:39 INFO: 0, 0, 2 &gt; 2</text:span></text:p>
      <text:p text:style-name="P4"><text:span text:style-name="T6">2017-11-02 16:49:39 INFO: 0, 0, </text:span><text:span text:style-name="T7">3</text:span><text:span text:style-name="T6"> &gt; </text:span><text:span text:style-name="T7">4</text:span></text:p>
      <text:p text:style-name="P6"><text:span text:style-name="T6">2017-11-02 16:49:39 INFO: 0, 0, </text:span><text:span text:style-name="T7">4</text:span><text:span text:style-name="T6"> &gt; </text:span><text:span text:style-name="T7">6</text:span></text:p>
      <text:p text:style-name="P6"><text:span text:style-name="T6">2017-11-02 16:49:39 INFO: 0, 0, </text:span><text:span text:style-name="T7">5</text:span><text:span text:style-name="T6"> &gt; </text:span><text:span text:style-name="T7">8</text:span></text:p>
      <text:p text:style-name="P6"><text:span text:style-name="T6">2017-11-02 16:49:39 INFO: 0, 0, </text:span><text:span text:style-name="T7">6</text:span><text:span text:style-name="T6"> &gt; </text:span><text:span text:style-name="T7">10</text:span></text:p>
      <text:p text:style-name="P6"><text:span text:style-name="T6">2017-11-02 16:49:39 INFO: 0, 0, </text:span><text:span text:style-name="T7">7</text:span><text:span text:style-name="T6"> &gt; </text:span><text:span text:style-name="T7">12</text:span></text:p>
      <text:p text:style-name="P6"><text:span text:style-name="T6">2017-11-02 16:49:39 INFO: 0, 0, </text:span><text:span text:style-name="T7">8</text:span><text:span text:style-name="T6"> &gt; </text:span><text:span text:style-name="T8">14</text:span></text:p>
      <text:p text:style-name="P6"><text:span text:style-name="T6">2017-11-02 16:49:39 INFO: 0, 0, </text:span><text:span text:style-name="T7">9</text:span><text:span text:style-name="T6"> &gt; </text:span><text:span text:style-name="T8">16</text:span></text:p>
      <text:p text:style-name="P6"><text:span text:style-name="T6">2017-11-02 16:49:39 INFO: 0, 0, </text:span><text:span text:style-name="T7">10</text:span><text:span text:style-name="T6"> &gt; </text:span><text:span text:style-name="T8">18</text:span></text:p>
      <text:p text:style-name="P6"><text:span text:style-name="T6">2017-11-02 16:49:39 INFO: 0, 0, </text:span><text:span text:style-name="T7">11</text:span><text:span text:style-name="T6"> &gt; </text:span><text:span text:style-name="T8">20</text:span></text:p>
      <text:p text:style-name="P6"><text:span text:style-name="T6">2017-11-02 16:49:39 INFO: 0, 0, </text:span><text:span text:style-name="T7">1</text:span><text:span text:style-name="T8">2</text:span><text:span text:style-name="T6"> &gt; 2</text:span><text:span text:style-name="T8">2</text:span></text:p>
      <text:p text:style-name="P6"><text:span text:style-name="T6">2017-11-02 16:49:39 INFO: 0, 0, </text:span><text:span text:style-name="T7">1</text:span><text:span text:style-name="T8">3</text:span><text:span text:style-name="T6"> &gt; 2</text:span><text:span text:style-name="T8">4</text:span></text:p>
      <text:p text:style-name="P6"><text:span text:style-name="T6">2017-11-02 16:49:39 INFO: 0, 0, </text:span><text:span text:style-name="T7">1</text:span><text:span text:style-name="T8">4</text:span><text:span text:style-name="T6"> &gt; 2</text:span><text:span text:style-name="T8">6</text:span></text:p>
      <text:p text:style-name="P6"><text:span text:style-name="T6">2017-11-02 16:49:39 INFO: 0, 0, </text:span><text:span text:style-name="T7">1</text:span><text:span text:style-name="T8">5</text:span><text:span text:style-name="T6"> &gt; 2</text:span><text:span text:style-name="T8">8</text:span></text:p>
      <text:p text:style-name="P6"><text:span text:style-name="T6">2017-11-02 16:49:39 INFO: 0, 0, </text:span><text:span text:style-name="T7">1</text:span><text:span text:style-name="T8">6</text:span><text:span text:style-name="T6"> &gt; </text:span><text:span text:style-name="T8">30</text:span></text:p>
      <text:p text:style-name="P7"><text:span text:style-name="T6">2017-11-02 16:49:39 INFO: 0, 0, </text:span><text:span text:style-name="T7">1</text:span><text:span text:style-name="T8">7</text:span><text:span text:style-name="T6"> &gt; </text:span><text:span text:style-name="T8">32</text:span></text:p>
      <text:p text:style-name="P10"><text:span text:style-name="T8"/></text:p>
      <text:p text:style-name="P11">In this case, I put two data entries on every core before running the algorithm</text:p>
      <text:p text:style-name="P30"><text:soft-page-break/><text:span text:style-name="T10">Documentation (C code)</text:span>:</text:p>
      <text:p text:style-name="P30"/>
      <text:p text:style-name="P13">Disclaimer: This particular code is designed for the ring structure (specified above).</text:p>
      <text:p text:style-name="P13"><text:s text:c="20"/>Different topologies require their own set of functions.</text:p>
      <text:p text:style-name="P12"/>
      <text:p text:style-name="P29">void start_processing()</text:p>
      <text:p text:style-name="P5">//Given the header.function_id <text:span text:style-name="T10">(</text:span>supplied in the SDRAM), start_processing<text:span text:style-name="T2">()</text:span> selects</text:p>
      <text:p text:style-name="P5">//which function to execute. <text:span text:style-name="T3">Currently 1 → count, 2 → builds index table</text:span></text:p>
      <text:p text:style-name="P5"/>
      <text:p text:style-name="P5">///////////////////////////////////////////////////////////////////////////////////////////////////////////////////////////</text:p>
      <text:p text:style-name="P5">// <text:span text:style-name="T12">COUNT FUNCTION <text:s text:c="95"/>//</text:span></text:p>
      <text:p text:style-name="P5">///////////////////////////////////////////////////////////////////////////////////////////////////////////////////////////</text:p>
      <text:p text:style-name="P5"/>
      <text:p text:style-name="P31">void count_function_start()</text:p>
      <text:p text:style-name="P3">//<text:span text:style-name="T11">if header.initiate_send is 1, this particular vertex is entitled to start the entire process </text:span></text:p>
      <text:p text:style-name="P3">//<text:span text:style-name="T11">by sending the first MCPL package to its neighbour in the ring</text:span></text:p>
      <text:p text:style-name="P3">//<text:span text:style-name="T11">The message is a 32bit integer that represents the number of rows in the data table </text:span></text:p>
      <text:p text:style-name="P3">//<text:span text:style-name="T11">on this particular vertex</text:span></text:p>
      <text:p text:style-name="P3"/>
      <text:p text:style-name="P32">void count_function_receive(uint payload) </text:p>
      <text:p text:style-name="P13">//if header.initiate_send is 0, we have not reached our original vertex yet -</text:p>
      <text:p text:style-name="P13">//therefore we increment the message by the number of rows in the data table on this</text:p>
      <text:p text:style-name="P13">//particular vertex and send it to the next vertex. Then, we record the message to </text:p>
      <text:p text:style-name="P13">//SDRAM, so that it can be seen in the output later on</text:p>
      <text:p text:style-name="P13"/>
      <text:p text:style-name="P8">///////////////////////////////////////////////////////////////////////////////////////////////////////////////////////////</text:p>
      <text:p text:style-name="P8">// <text:span text:style-name="T12">BUILD INDEX TABLE FUNCTION <text:s text:c="70"/>// <text:s text:c="51"/></text:span></text:p>
      <text:p text:style-name="P8">///////////////////////////////////////////////////////////////////////////////////////////////////////////////////////////</text:p>
      <text:p text:style-name="P8"/>
      <text:p text:style-name="P14"><text:span text:style-name="T21">T</text:span>he main idea of this function is to assign a unique identifier <text:span text:style-name="T21">of size 4 (bytes) </text:span>to each <text:span text:style-name="T20">unique string data item – while making sure that all of those data items are uniquely identified across all 16 cores within the ring without inconsistencies, such as the same data item having different identifiers on different cores. </text:span></text:p>
      <text:p text:style-name="P15">String data entries consist of 16 bytes and can only be sent in chunks of four – clogging up spike traffic and slowing everything down. By putting the unique identifiers into place, information regarding the entries can be shared much quicker, since now only the 4 byte identifiers have to be passed around.</text:p>
      <text:p text:style-name="P15">Furthermore, the main vertex <text:span text:style-name="T22">(or the leader)</text:span> will keep a dictionary of all indices <text:span text:style-name="T22">and data entries</text:span> in its memory. This will enable checking whether certain data entries exist and what type of id the<text:span text:style-name="T22">y</text:span> use within this specific ring network. <text:span text:style-name="T22">Once we get to the stage where several rings will be linked together, each leader has to know exactly what information is stored within the network that it is assigned to, be it the current ring or some other form of topology in the future.</text:span></text:p>
      <text:p text:style-name="P15"/>
      <text:p text:style-name="P43"/>
      <text:p text:style-name="P44"><text:soft-page-break/><text:span text:style-name="T13">struct</text:span><text:span text:style-name="T15"> </text:span><text:span text:style-name="T17">index_info</text:span><text:span text:style-name="T15"> {</text:span></text:p>
      <text:p text:style-name="P46"/>
      <text:p text:style-name="P44"><text:span text:style-name="T15"><text:tab/></text:span><text:span text:style-name="T13">unsigned</text:span><text:span text:style-name="T15"> </text:span><text:span text:style-name="T13">int</text:span><text:span text:style-name="T15"> *</text:span><text:span text:style-name="T19">id_index</text:span><text:span text:style-name="T15">;</text:span></text:p>
      <text:p text:style-name="P44"><text:span text:style-name="T15"><text:tab/></text:span><text:span text:style-name="T23">/* Holds the unique identifier for each data entry</text:span></text:p>
      <text:p text:style-name="P44"><text:span text:style-name="T23"><text:tab/> * Example: id_index[1] contains the unique id for the </text:span></text:p>
      <text:p text:style-name="P44"><text:span text:style-name="T23"><text:tab/> * second data entry within SDRAM</text:span></text:p>
      <text:p text:style-name="P44"><text:span text:style-name="T23"><text:tab/> * Currently this works only for one column</text:span></text:p>
      <text:p text:style-name="P44"><text:span text:style-name="T23"><text:tab/> * Length: header.num_rows</text:span></text:p>
      <text:p text:style-name="P44"><text:span text:style-name="T23"><text:tab/> */</text:span></text:p>
      <text:p text:style-name="P44"><text:span text:style-name="T15"><text:tab/></text:span><text:span text:style-name="T13">unsigned</text:span><text:span text:style-name="T15"> </text:span><text:span text:style-name="T13">int</text:span><text:span text:style-name="T15"> *</text:span><text:span text:style-name="T19">message</text:span><text:span text:style-name="T15">;</text:span></text:p>
      <text:p text:style-name="P44"><text:span text:style-name="T15"><text:tab/></text:span><text:span text:style-name="T23">/* Holds 4 integers that make up a string</text:span></text:p>
      <text:p text:style-name="P44"><text:span text:style-name="T23"><text:tab/> * Designed to take a string entry that has been forwarded </text:span></text:p>
      <text:p text:style-name="P44"><text:span text:style-name="T23"><text:tab/> * by 4 distinct MCPL packages</text:span></text:p>
      <text:p text:style-name="P44"><text:span text:style-name="T23"><text:tab/> */</text:span></text:p>
      <text:p text:style-name="P44"><text:span text:style-name="T15"><text:tab/></text:span><text:span text:style-name="T13">unsigned</text:span><text:span text:style-name="T15"> </text:span><text:span text:style-name="T13">int</text:span><text:span text:style-name="T15"> </text:span><text:span text:style-name="T19">message_id</text:span><text:span text:style-name="T15">;</text:span></text:p>
      <text:p text:style-name="P44"><text:span text:style-name="T15"><text:tab/></text:span><text:span text:style-name="T23">/* Holds the unique id of string above</text:span></text:p>
      <text:p text:style-name="P44"><text:span text:style-name="T23"><text:tab/> * Takes the id from an incoming MCPL package as well</text:span></text:p>
      <text:p text:style-name="P44"><text:span text:style-name="T23"><text:tab/> */</text:span></text:p>
      <text:p text:style-name="P44"><text:span text:style-name="T15"><text:tab/></text:span><text:span text:style-name="T13">unsigned</text:span><text:span text:style-name="T15"> </text:span><text:span text:style-name="T13">int</text:span><text:span text:style-name="T15"> </text:span><text:span text:style-name="T19">messages_received</text:span><text:span text:style-name="T15">;</text:span></text:p>
      <text:p text:style-name="P44"><text:span text:style-name="T15"><text:tab/></text:span><text:span text:style-name="T23">/* Keeps track of number of MCPL packages received</text:span></text:p>
      <text:p text:style-name="P44"><text:span text:style-name="T23"><text:tab/> * if messages_received </text:span><text:span text:style-name="T24">mod</text:span><text:span text:style-name="T23"> 5 = 0, a string data entry and its </text:span></text:p>
      <text:p text:style-name="P44"><text:span text:style-name="T23"><text:tab/> * id have been received</text:span></text:p>
      <text:p text:style-name="P44"><text:span text:style-name="T23"><text:tab/> */</text:span></text:p>
      <text:p text:style-name="P44"><text:span text:style-name="T15"><text:s text:c="6"/></text:span><text:span text:style-name="T13">unsigned</text:span><text:span text:style-name="T15"> </text:span><text:span text:style-name="T13">int</text:span><text:span text:style-name="T15"> </text:span><text:span text:style-name="T19">index_complete</text:span><text:span text:style-name="T15">;</text:span></text:p>
      <text:p text:style-name="P44"><text:span text:style-name="T15"><text:tab/></text:span><text:span text:style-name="T23">/* A flag that tells if the index on this vertex is complete</text:span></text:p>
      <text:p text:style-name="P44"><text:span text:style-name="T23"><text:tab/> * Complete = 1; Incomplete = 0;</text:span></text:p>
      <text:p text:style-name="P44"><text:span text:style-name="T23"><text:tab/> * Complete means that there are no indices left with value 0</text:span></text:p>
      <text:p text:style-name="P44"><text:span text:style-name="T23"><text:tab/> */</text:span></text:p>
      <text:p text:style-name="P44"><text:span text:style-name="T15"><text:tab/></text:span><text:span text:style-name="T13">unsigned</text:span><text:span text:style-name="T15"> </text:span><text:span text:style-name="T13">int</text:span><text:span text:style-name="T15"> </text:span><text:span text:style-name="T19">max_index</text:span><text:span text:style-name="T15">;</text:span></text:p>
      <text:p text:style-name="P44"><text:span text:style-name="T15"><text:tab/></text:span><text:span text:style-name="T23">/* A flag that tells if the index on this vertex is complete</text:span></text:p>
      <text:p text:style-name="P44"><text:span text:style-name="T23"><text:tab/> * Complete = 1; Incomplete = 0;</text:span></text:p>
      <text:p text:style-name="P44"><text:span text:style-name="T23"><text:tab/> * Complete means that there are no indices left with value 0</text:span></text:p>
      <text:p text:style-name="P44"><text:span text:style-name="T23"><text:tab/> */</text:span></text:p>
      <text:p text:style-name="P46"/>
      <text:p text:style-name="P39"><text:span text:style-name="T15">};</text:span></text:p>
      <text:p text:style-name="P39"><text:span text:style-name="T15"/></text:p>
      <text:p text:style-name="P39"><text:span text:style-name="T14">struct</text:span><text:span text:style-name="T16"> </text:span><text:span text:style-name="T18">index_info</text:span><text:span text:style-name="T16"> local_index;</text:span></text:p>
      <text:p text:style-name="P23"/>
      <text:p text:style-name="P24">All index information is available globally through “struct index_info local_index”</text:p>
      <text:p text:style-name="P24"/>
      <text:p text:style-name="P33">void <text:span text:style-name="T38">initialise</text:span>_id_index()</text:p>
      <text:p text:style-name="P18">//The first function that i<text:span text:style-name="T26">s executed by every core before any MCPL packages have </text:span></text:p>
      <text:p text:style-name="P18"><text:span text:style-name="T26">//been sent.</text:span></text:p>
      <text:p text:style-name="P18"/>
      <text:p text:style-name="P17">//<text:span text:style-name="T25">Step 1: All vertices allocate memory to their index </text:span></text:p>
      <text:p text:style-name="P17"><text:span text:style-name="T25"><text:s text:c="15"/>→ local_index.id_index = malloc(sizeof(unsigned int) * header.num_rows)</text:span></text:p>
      <text:p text:style-name="P17"/>
      <text:p text:style-name="P16">//<text:span text:style-name="T25">Step 2: All vertices create a buffer for receiving string messages</text:span></text:p>
      <text:p text:style-name="P17"><text:s text:c="15"/>→<text:span text:style-name="T25"> local_index.message = malloc(sizeof(unsigned int) * 4)</text:span></text:p>
      <text:p text:style-name="P17"/>
      <text:p text:style-name="P17"/>
      <text:p text:style-name="P17"/>
      <text:p text:style-name="P17"/>
      <text:p text:style-name="P17"/>
      <text:p text:style-name="P17"/>
      <text:p text:style-name="P17"><text:soft-page-break/>//<text:span text:style-name="T27">Step 3: If this is the vertex leader:</text:span></text:p>
      <text:p text:style-name="P19"><text:s text:c="14"/><text:span text:style-name="T27">Go through all entries in SDRAM via </text:span></text:p>
      <text:p text:style-name="P19"><text:span text:style-name="T27"><text:s text:c="14"/>“address = data_specification_get_data_address()”</text:span></text:p>
      <text:p text:style-name="P19"><text:s text:c="14"/><text:span text:style-name="T28">and put unique IDs into the “</text:span><text:span text:style-name="T30">local_index.id_index[i]”</text:span></text:p>
      <text:p text:style-name="P20"><text:span text:style-name="T30"><text:s text:c="14"/>Every ID in “local_index.id_index[i]” corresponds</text:span></text:p>
      <text:p text:style-name="P20"><text:span text:style-name="T30"><text:s text:c="14"/>to an entry in the SDRAM in the given order. </text:span></text:p>
      <text:p text:style-name="P20"><text:span text:style-name="T30"><text:s text:c="14"/>The algorithm makes sure that no two identical data entries get different I</text:span><text:span text:style-name="T31">D</text:span><text:span text:style-name="T30">s</text:span></text:p>
      <text:p text:style-name="P20"><text:span text:style-name="T30"/></text:p>
      <text:p text:style-name="P20"><text:span text:style-name="T30">//</text:span><text:span text:style-name="T31">Step 3: If this is a normal vertex:</text:span></text:p>
      <text:p text:style-name="P21"><text:span text:style-name="T31"><text:s text:c="15"/>Set all Ids to 0 in </text:span><text:span text:style-name="T30">“local_index.id_index[i]” </text:span><text:span text:style-name="T31">for all I</text:span></text:p>
      <text:p text:style-name="P21"><text:span text:style-name="T31"/></text:p>
      <text:p text:style-name="P34"><text:span text:style-name="T31">v</text:span><text:span text:style-name="T29">oid unique_id_function_start()</text:span></text:p>
      <text:p text:style-name="P25"><text:span text:style-name="T29">//This function is only invoked by the leader vertex, since only it fulfils the following </text:span></text:p>
      <text:p text:style-name="P25"><text:span text:style-name="T29">//condition: header.initiate_send == 1</text:span></text:p>
      <text:p text:style-name="P25"><text:span text:style-name="T29">//</text:span><text:span text:style-name="T32">What it does is simply sending the first string entry to its neighbour vertex alongside </text:span></text:p>
      <text:p text:style-name="P25"><text:span text:style-name="T32">//its id. This requires 4 </text:span><text:span text:style-name="T33">MCPLs</text:span><text:span text:style-name="T32"> for the string data entry and 1 </text:span><text:span text:style-name="T33">MCPL</text:span><text:span text:style-name="T32"> for the id.</text:span></text:p>
      <text:p text:style-name="P25"><text:span text:style-name="T32"/></text:p>
      <text:p text:style-name="P35"><text:span text:style-name="T29">void unique_id_function_receive(uint payload)</text:span></text:p>
      <text:p text:style-name="P21"><text:span text:style-name="T31">//</text:span><text:span text:style-name="T33">Whenever a string data entry is being sent to the current vertex, the vertex waits</text:span></text:p>
      <text:p text:style-name="P22"><text:span text:style-name="T33">//until it receives all 4 MCPLs for the string entry and the 1MCPL for the id. Once all</text:span></text:p>
      <text:p text:style-name="P22"><text:span text:style-name="T33">//information has arrived, it is stored in “local_index.message” and</text:span></text:p>
      <text:p text:style-name="P22"><text:span text:style-name="T33">//“local_index.message_id”. The function then invokes “update_index()”</text:span></text:p>
      <text:p text:style-name="P22"><text:span text:style-name="T33"/></text:p>
      <text:p text:style-name="P35"><text:span text:style-name="T29">void update_index()</text:span></text:p>
      <text:p text:style-name="P36"><text:span text:style-name="T29">//</text:span><text:span text:style-name="T36">This function takes the newly arrived message from “local_index.message” </text:span><text:span text:style-name="T37">and </text:span></text:p>
      <text:p text:style-name="P36"><text:span text:style-name="T37">//</text:span><text:span text:style-name="T36">“local_index.message_</text:span><text:span text:style-name="T37">id</text:span><text:span text:style-name="T36">” </text:span><text:span text:style-name="T37">and checks if any string data entries within its section of</text:span></text:p>
      <text:p text:style-name="P36"><text:span text:style-name="T37">//the SDRAM memory are identical with </text:span><text:span text:style-name="T36">“local_index.message”. </text:span><text:span text:style-name="T37">There are several</text:span></text:p>
      <text:p text:style-name="P36"><text:span text:style-name="T37">//scenarios:</text:span></text:p>
      <text:p text:style-name="P36"><text:span text:style-name="T37">//</text:span></text:p>
      <text:p text:style-name="P36"><text:span text:style-name="T37">//Scenario 1: There are data entries which are identical with local_index.message.</text:span></text:p>
      <text:p text:style-name="P36"><text:span text:style-name="T37"><text:s text:c="22"/>Their ids are still 0.</text:span></text:p>
      <text:p text:style-name="P36"><text:span text:style-name="T37"><text:s text:c="22"/>→ The ids of the data entries are updated to local_index.message_id</text:span></text:p>
      <text:p text:style-name="P36"><text:span text:style-name="T37">//</text:span></text:p>
      <text:p text:style-name="P36"><text:span text:style-name="T37">//Scenario 2: There are data entries which are identical with local_index.message.</text:span></text:p>
      <text:p text:style-name="P36"><text:span text:style-name="T37"><text:s text:c="22"/>Their ids are not 0 anymore.</text:span></text:p>
      <text:p text:style-name="P36"><text:span text:style-name="T37"><text:s text:c="22"/>→ The message has gone through all cores already.</text:span></text:p>
      <text:p text:style-name="P36"><text:span text:style-name="T37"><text:s text:c="27"/>Invoke message_reached_sender() to handle this</text:span></text:p>
      <text:p text:style-name="P36"><text:span text:style-name="T37"/></text:p>
      <text:p text:style-name="P37"><text:span text:style-name="T34">v</text:span><text:span text:style-name="T29">oid message_reached_sender()</text:span></text:p>
      <text:p text:style-name="P37"><text:span text:style-name="T29"/></text:p>
      <text:p text:style-name="P37"><text:span text:style-name="T29"/></text:p>
      <text:p text:style-name="P37"><text:span text:style-name="T29"/></text:p>
      <text:p text:style-name="P37"><text:span text:style-name="T29"/></text:p>
      <text:p text:style-name="P37"><text:span text:style-name="T29"/></text:p>
      <text:p text:style-name="P37"><text:span text:style-name="T29"/></text:p>
      <text:p text:style-name="P37"><draw:frame draw:style-name="fr1" draw:name="Object1" text:anchor-type="paragraph" svg:x="-0.748cm" svg:y="-1.046cm" svg:width="18.598cm" svg:height="25.456cm" draw:z-index="0"><draw:object xlink:href="./Object 1" xlink:type="simple" xlink:show="embed" xlink:actuate="onLoad"/><draw:image xlink:href="./ObjectReplacements/Object 1" xlink:type="simple" xlink:show="embed" xlink:actuate="onLoad"/></draw:frame><text:soft-page-break/><text:span text:style-name="T29"/></text:p>
      <text:p text:style-name="P28"><text:span text:style-name="T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 Riepenhausen</meta:initial-creator>
    <meta:creation-date>2017-09-28T17:01:59.710012218</meta:creation-date>
    <dc:date>2017-11-02T21:27:19.266431436</dc:date>
    <dc:creator>Alexey Riepenhausen</dc:creator>
    <meta:editing-duration>PT4H34M18S</meta:editing-duration>
    <meta:editing-cycles>68</meta:editing-cycles>
    <meta:generator>LibreOffice/5.0.6.2$Linux_X86_64 LibreOffice_project/00$Build-2</meta:generator>
    <meta:document-statistic meta:table-count="0" meta:image-count="0" meta:object-count="1" meta:page-count="5" meta:paragraph-count="140" meta:word-count="1219" meta:character-count="8585" meta:non-whitespace-character-count="66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2.31mm"/>
    </style:style>
    <style:style style:name="co2" style:family="table-column">
      <style:table-column-properties fo:break-before="auto" style:column-width="28.86mm"/>
    </style:style>
    <style:style style:name="co3" style:family="table-column">
      <style:table-column-properties fo:break-before="auto" style:column-width="22.58mm"/>
    </style:style>
    <style:style style:name="co4" style:family="table-column">
      <style:table-column-properties fo:break-before="auto" style:column-width="2.5mm"/>
    </style:style>
    <style:style style:name="co5" style:family="table-column">
      <style:table-column-properties fo:break-before="auto" style:column-width="19.97mm"/>
    </style:style>
    <style:style style:name="co6" style:family="table-column">
      <style:table-column-properties fo:break-before="auto" style:column-width="2.12mm"/>
    </style:style>
    <style:style style:name="ro1" style:family="table-row">
      <style:table-row-properties style:row-height="2.01mm" fo:break-before="auto" style:use-optimal-row-height="fals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38mm" fo:break-before="auto" style:use-optimal-row-height="false"/>
    </style:style>
    <style:style style:name="ro5" style:family="table-row">
      <style:table-row-properties style:row-height="1.8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properties fo:color="#000000" style:text-position=""/>
    </style:style>
    <style:style style:name="ce2" style:family="table-cell" style:parent-style-name="Default">
      <style:table-cell-properties fo:background-color="#dcdef0" style:text-align-source="fix" style:repeat-content="false" fo:border="0.06pt solid #000000" style:vertical-align="middle"/>
      <style:paragraph-properties fo:text-align="center"/>
      <style:text-properties style:text-position="" fo:font-size="12pt" fo:font-weight="bold" style:font-size-asian="12pt" style:font-weight-asian="bold" style:font-size-complex="12pt" style:font-weight-complex="bold"/>
    </style:style>
    <style:style style:name="ce3" style:family="table-cell" style:parent-style-name="Default">
      <style:table-cell-properties fo:background-color="#dcdef0" style:text-align-source="fix" style:repeat-content="false" fo:border="0.06pt solid #000000"/>
      <style:paragraph-properties fo:text-align="start" fo:margin-left="0mm"/>
      <style:text-properties style:text-position="" fo:font-size="10pt" fo:font-style="normal"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edeef6" fo:border="0.06pt solid #000000"/>
      <style:text-properties style:text-position="" fo:font-style="normal" style:font-style-asian="normal" style:font-style-complex="normal"/>
    </style:style>
    <style:style style:name="ce5" style:family="table-cell" style:parent-style-name="Default">
      <style:table-cell-properties fo:background-color="#dcdef0" fo:border="0.06pt solid #000000"/>
      <style:text-properties style:text-position=""/>
    </style:style>
    <style:style style:name="ce6" style:family="table-cell" style:parent-style-name="Default">
      <style:table-cell-properties fo:background-color="#dcdef0" style:text-align-source="fix" style:repeat-content="false" fo:border="0.06pt solid #000000"/>
      <style:paragraph-properties fo:text-align="center" fo:margin-left="0mm"/>
      <style:text-properties style:text-position="" fo:font-size="10pt" fo:font-style="normal"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edeef6" style:text-align-source="fix" style:repeat-content="false" fo:border="0.06pt solid #000000"/>
      <style:paragraph-properties fo:text-align="center" fo:margin-left="0mm"/>
      <style:text-properties style:text-position="" fo:font-style="normal" style:font-style-asian="normal" style:font-style-complex="normal"/>
    </style:style>
    <style:style style:name="ce8" style:family="table-cell" style:parent-style-name="Default">
      <style:table-cell-properties fo:background-color="#000000"/>
      <style:text-properties fo:color="#000000"/>
    </style:style>
    <style:style style:name="ce9" style:family="table-cell" style:parent-style-name="Default">
      <style:table-cell-properties fo:background-color="#dcdef0"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dcdef0" style:text-align-source="fix" style:repeat-content="false" fo:border="0.06pt solid #000000"/>
      <style:paragraph-properties fo:text-align="start" fo:margin-left="0mm"/>
      <style:text-properties fo:font-size="10pt" fo:font-style="normal"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fo:background-color="#edeef6" fo:border="0.06pt solid #000000"/>
      <style:text-properties fo:font-style="normal" style:font-style-asian="normal" style:font-style-complex="normal"/>
    </style:style>
    <style:style style:name="ce12" style:family="table-cell" style:parent-style-name="Default">
      <style:table-cell-properties fo:background-color="#dcdef0" fo:border="0.06pt solid #000000"/>
    </style:style>
    <style:style style:name="ce13" style:family="table-cell" style:parent-style-name="Default">
      <style:table-cell-properties fo:background-color="#dcdef0" style:text-align-source="fix" style:repeat-content="false" fo:border="0.06pt solid #000000"/>
      <style:paragraph-properties fo:text-align="center" fo:margin-left="0mm"/>
      <style:text-properties fo:font-size="10pt" fo:font-style="normal"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edeef6" style:text-align-source="fix" style:repeat-content="false" fo:border="0.06pt solid #000000"/>
      <style:paragraph-properties fo:text-align="center" fo:margin-left="0mm"/>
      <style:text-properties fo:font-style="normal" style:font-style-asian="normal" style:font-style-complex="normal"/>
    </style:style>
  </office:automatic-styles>
  <office:body>
    <office:spreadsheet>
      <table:calculation-settings table:automatic-find-labels="false"/>
      <table:table table:name="Sheet1" table:style-name="ta1">
        <table:table-column table:style-name="co1" table:default-cell-style-name="ce8"/>
        <table:table-column table:style-name="co2" table:default-cell-style-name="ce11"/>
        <table:table-column table:style-name="co3" table:default-cell-style-name="ce14"/>
        <table:table-column table:style-name="co4" table:default-cell-style-name="ce8"/>
        <table:table-column table:style-name="co2" table:default-cell-style-name="ce8"/>
        <table:table-column table:style-name="co5" table:default-cell-style-name="ce8"/>
        <table:table-column table:style-name="co6" table:default-cell-style-name="ce8"/>
        <table:table-row table:style-name="ro1">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2] – Leader</text:p>
          </table:table-cell>
          <table:covered-table-cell table:style-name="ce12"/>
          <table:table-cell/>
          <table:table-cell table:style-name="ce9" office:value-type="string" calcext:value-type="string" table:number-columns-spanned="2" table:number-rows-spanned="1">
            <text:p>Vertex [02] – Leader</text:p>
          </table:table-cell>
          <table:covered-table-cell table:style-name="ce12"/>
          <table:table-cell/>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table-cell table:style-name="ce9" office:value-type="string" calcext:value-type="string" table:number-columns-spanned="2" table:number-rows-spanned="1">
            <text:p>Lookup Table</text:p>
          </table:table-cell>
          <table:covered-table-cell table:style-name="ce12"/>
          <table:table-cell/>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table-cell table:style-name="ce10" office:value-type="string" calcext:value-type="string">
            <text:p>Data Entry</text:p>
          </table:table-cell>
          <table:table-cell table:style-name="ce13" office:value-type="string" calcext:value-type="string">
            <text:p>Unique ID</text:p>
          </table:table-cell>
          <table:table-cell/>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table-cell table:style-name="ce11" office:value-type="string" calcext:value-type="string">
            <text:p>United Kingdom</text:p>
          </table:table-cell>
          <table:table-cell table:style-name="ce14" office:value-type="float" office:value="1" calcext:value-type="float">
            <text:p>1</text:p>
          </table:table-cell>
          <table:table-cell/>
        </table:table-row>
        <table:table-row table:style-name="ro3">
          <table:table-cell/>
          <table:table-cell office:value-type="string" calcext:value-type="string">
            <text:p>Germany</text:p>
          </table:table-cell>
          <table:table-cell office:value-type="float" office:value="2" calcext:value-type="float">
            <text:p>2</text:p>
          </table:table-cell>
          <table:table-cell/>
          <table:table-cell table:style-name="ce11" office:value-type="string" calcext:value-type="string">
            <text:p>Germany</text:p>
          </table:table-cell>
          <table:table-cell table:style-name="ce14" office:value-type="float" office:value="2" calcext:value-type="float">
            <text:p>2</text:p>
          </table:table-cell>
          <table:table-cell/>
        </table:table-row>
        <table:table-row table:style-name="ro3">
          <table:table-cell/>
          <table:table-cell office:value-type="string" calcext:value-type="string">
            <text:p>France</text:p>
          </table:table-cell>
          <table:table-cell office:value-type="float" office:value="3" calcext:value-type="float">
            <text:p>3</text:p>
          </table:table-cell>
          <table:table-cell/>
          <table:table-cell table:style-name="ce11" office:value-type="string" calcext:value-type="string">
            <text:p>France</text:p>
          </table:table-cell>
          <table:table-cell table:style-name="ce14" office:value-type="float" office:value="3" calcext:value-type="float">
            <text:p>3</text:p>
          </table:table-cell>
          <table:table-cell/>
        </table:table-row>
        <table:table-row table:style-name="ro3">
          <table:table-cell/>
          <table:table-cell office:value-type="string" calcext:value-type="string">
            <text:p>Germany</text:p>
          </table:table-cell>
          <table:table-cell office:value-type="float" office:value="2" calcext:value-type="float">
            <text:p>2</text:p>
          </table:table-cell>
          <table:table-cell/>
          <table:table-cell table:style-name="ce11" office:value-type="string" calcext:value-type="string">
            <text:p>Spain</text:p>
          </table:table-cell>
          <table:table-cell table:style-name="ce14" office:value-type="float" office:value="4" calcext:value-type="float">
            <text:p>4</text:p>
          </table:table-cell>
          <table:table-cell/>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table-cell table:style-name="ce11" office:value-type="string" calcext:value-type="string">
            <text:p>Greece</text:p>
          </table:table-cell>
          <table:table-cell table:style-name="ce14" office:value-type="float" office:value="5" calcext:value-type="float">
            <text:p>5</text:p>
          </table:table-cell>
          <table:table-cell/>
        </table:table-row>
        <table:table-row table:style-name="ro4">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3] – Chain </text:p>
          </table:table-cell>
          <table:covered-table-cell table:style-name="ce12"/>
          <table:table-cell table:number-columns-repeated="4"/>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number-columns-repeated="4"/>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1">
          <table:table-cell/>
          <table:table-cell table:style-name="ce8" table:number-columns-repeated="2"/>
          <table:table-cell table:number-columns-repeated="4"/>
        </table:table-row>
        <table:table-row table:style-name="ro2">
          <table:table-cell/>
          <table:table-cell table:style-name="ce9" office:value-type="string" calcext:value-type="string" table:number-columns-spanned="2" table:number-rows-spanned="1">
            <text:p>Vertex [04] – Chain </text:p>
          </table:table-cell>
          <table:covered-table-cell table:style-name="ce12"/>
          <table:table-cell table:number-columns-repeated="4"/>
        </table:table-row>
        <table:table-row table:style-name="ro2">
          <table:table-cell/>
          <table:table-cell table:style-name="ce9" office:value-type="string" calcext:value-type="string" table:number-columns-spanned="2" table:number-rows-spanned="1">
            <text:p>Index Table</text:p>
          </table:table-cell>
          <table:covered-table-cell table:style-name="ce12"/>
          <table:table-cell table:number-columns-repeated="4"/>
        </table:table-row>
        <table:table-row table:style-name="ro3">
          <table:table-cell/>
          <table:table-cell table:style-name="ce10" office:value-type="string" calcext:value-type="string">
            <text:p>Data Entry</text:p>
          </table:table-cell>
          <table:table-cell table:style-name="ce13" office:value-type="string" calcext:value-type="string">
            <text:p>Unique ID</text:p>
          </table:table-cell>
          <table:table-cell table:number-columns-repeated="4"/>
        </table:table-row>
        <table:table-row table:style-name="ro3">
          <table:table-cell/>
          <table:table-cell office:value-type="string" calcext:value-type="string">
            <text:p>Greece</text:p>
          </table:table-cell>
          <table:table-cell office:value-type="float" office:value="5" calcext:value-type="float">
            <text:p>5</text:p>
          </table:table-cell>
          <table:table-cell table:number-columns-repeated="4"/>
        </table:table-row>
        <table:table-row table:style-name="ro3">
          <table:table-cell/>
          <table:table-cell office:value-type="string" calcext:value-type="string">
            <text:p>Spain</text:p>
          </table:table-cell>
          <table:table-cell office:value-type="float" office:value="4" calcext:value-type="float">
            <text:p>4</text:p>
          </table:table-cell>
          <table:table-cell table:number-columns-repeated="4"/>
        </table:table-row>
        <table:table-row table:style-name="ro3">
          <table:table-cell/>
          <table:table-cell office:value-type="string" calcext:value-type="string">
            <text:p>United Kingdom</text:p>
          </table:table-cell>
          <table:table-cell office:value-type="float" office:value="1" calcext:value-type="float">
            <text:p>1</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3">
          <table:table-cell/>
          <table:table-cell office:value-type="string" calcext:value-type="string">
            <text:p>Germany</text:p>
          </table:table-cell>
          <table:table-cell office:value-type="float" office:value="2" calcext:value-type="float">
            <text:p>2</text:p>
          </table:table-cell>
          <table:table-cell table:number-columns-repeated="4"/>
        </table:table-row>
        <table:table-row table:style-name="ro5">
          <table:table-cell/>
          <table:table-cell table:style-name="ce8" table:number-columns-repeated="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2">00/00/0000</text:date>, <text:time style:data-style-name="N2" text:time-value="21:26:58.342638536">00:00:00</text:time></text:p>
        </style:region-right>
      </style:header>
      <style:header-left style:display="false"/>
      <style:footer>
        <text:p>Page <text:page-number>1</text:page-number> / <text:page-count>99</text:page-count></text:p>
      </style:footer>
      <style:footer-left style:display="false"/>
    </style:master-page>
  </office:master-styles>
</office:document-styles>
</file>